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8d24" officeooo:paragraph-rsid="00068d24"/>
    </style:style>
    <style:style style:name="P2" style:family="paragraph" style:parent-style-name="Standard">
      <style:text-properties fo:font-weight="bold" officeooo:rsid="00068d24" officeooo:paragraph-rsid="00068d24" style:font-weight-asian="bold" style:font-weight-complex="bold"/>
    </style:style>
    <style:style style:name="P3" style:family="paragraph" style:parent-style-name="Standard">
      <style:text-properties fo:font-weight="bold" officeooo:rsid="0006d5a7" officeooo:paragraph-rsid="0006d5a7" style:font-weight-asian="bold" style:font-weight-complex="bold"/>
    </style:style>
    <style:style style:name="P4" style:family="paragraph" style:parent-style-name="Standard">
      <style:text-properties fo:font-weight="bold" officeooo:rsid="0008b800" officeooo:paragraph-rsid="00090bd9" style:font-weight-asian="bold" style:font-weight-complex="bold"/>
    </style:style>
    <style:style style:name="P5" style:family="paragraph" style:parent-style-name="Standard">
      <style:text-properties fo:font-weight="bold" officeooo:rsid="00090bd9" officeooo:paragraph-rsid="00102dcb" style:font-weight-asian="bold" style:font-weight-complex="bold"/>
    </style:style>
    <style:style style:name="P6" style:family="paragraph" style:parent-style-name="Standard">
      <style:text-properties fo:font-weight="bold" officeooo:rsid="000ab262" officeooo:paragraph-rsid="000ab262" style:font-weight-asian="bold" style:font-weight-complex="bold"/>
    </style:style>
    <style:style style:name="P7" style:family="paragraph" style:parent-style-name="Standard">
      <style:text-properties fo:font-weight="bold" officeooo:rsid="000ab262" officeooo:paragraph-rsid="000bed96" style:font-weight-asian="bold" style:font-weight-complex="bold"/>
    </style:style>
    <style:style style:name="P8" style:family="paragraph" style:parent-style-name="Standard">
      <style:text-properties fo:font-weight="bold" officeooo:rsid="00118875" officeooo:paragraph-rsid="00120741" style:font-weight-asian="bold" style:font-weight-complex="bold"/>
    </style:style>
    <style:style style:name="P9" style:family="paragraph" style:parent-style-name="Standard">
      <style:text-properties fo:font-weight="normal" officeooo:rsid="00068d24" officeooo:paragraph-rsid="00068d24" style:font-weight-asian="normal" style:font-weight-complex="normal"/>
    </style:style>
    <style:style style:name="P10" style:family="paragraph" style:parent-style-name="Standard">
      <style:text-properties fo:font-weight="normal" officeooo:rsid="0006d5a7" officeooo:paragraph-rsid="00068d24" style:font-weight-asian="normal" style:font-weight-complex="normal"/>
    </style:style>
    <style:style style:name="P11" style:family="paragraph" style:parent-style-name="Standard">
      <style:text-properties fo:font-weight="normal" officeooo:rsid="00090bd9" officeooo:paragraph-rsid="00090bd9" style:font-weight-asian="normal" style:font-weight-complex="normal"/>
    </style:style>
    <style:style style:name="P12" style:family="paragraph" style:parent-style-name="Standard">
      <style:text-properties fo:font-weight="normal" officeooo:rsid="000c8d2f" officeooo:paragraph-rsid="00102dcb" style:font-weight-asian="normal" style:font-weight-complex="normal"/>
    </style:style>
    <style:style style:name="P13" style:family="paragraph" style:parent-style-name="Standard">
      <style:text-properties fo:font-weight="normal" officeooo:rsid="000c8d2f" officeooo:paragraph-rsid="000c8d2f" style:font-weight-asian="normal" style:font-weight-complex="normal"/>
    </style:style>
    <style:style style:name="P14" style:family="paragraph" style:parent-style-name="Standard">
      <style:text-properties fo:font-weight="normal" officeooo:rsid="00120741" officeooo:paragraph-rsid="0012074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d5a7" style:font-weight-asian="normal" style:font-weight-complex="normal"/>
    </style:style>
    <style:style style:name="T3" style:family="text">
      <style:text-properties fo:font-weight="normal" officeooo:rsid="00090bd9" style:font-weight-asian="normal" style:font-weight-complex="normal"/>
    </style:style>
    <style:style style:name="T4" style:family="text">
      <style:text-properties fo:font-weight="normal" officeooo:rsid="000ab262" style:font-weight-asian="normal" style:font-weight-complex="normal"/>
    </style:style>
    <style:style style:name="T5" style:family="text">
      <style:text-properties fo:font-weight="normal" officeooo:rsid="000bed96" style:font-weight-asian="normal" style:font-weight-complex="normal"/>
    </style:style>
    <style:style style:name="T6" style:family="text">
      <style:text-properties fo:font-weight="normal" officeooo:rsid="000e8cfa" style:font-weight-asian="normal" style:font-weight-complex="normal"/>
    </style:style>
    <style:style style:name="T7" style:family="text">
      <style:text-properties fo:font-weight="normal" officeooo:rsid="00102dcb" style:font-weight-asian="normal" style:font-weight-complex="normal"/>
    </style:style>
    <style:style style:name="T8" style:family="text">
      <style:text-properties fo:font-weight="normal" officeooo:rsid="00118875" style:font-weight-asian="normal" style:font-weight-complex="normal"/>
    </style:style>
    <style:style style:name="T9" style:family="text">
      <style:text-properties fo:font-weight="normal" officeooo:rsid="0017199a" style:font-weight-asian="normal" style:font-weight-complex="normal"/>
    </style:style>
    <style:style style:name="T10" style:family="text">
      <style:text-properties officeooo:rsid="00118875"/>
    </style:style>
    <style:style style:name="T11" style:family="text">
      <style:text-properties officeooo:rsid="0014b421"/>
    </style:style>
    <style:style style:name="T12" style:family="text">
      <style:text-properties officeooo:rsid="00167b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TP1</text:p>
      <text:p text:style-name="P1"/>
      <text:p text:style-name="P1">algos de principe</text:p>
      <text:p text:style-name="P1"/>
      <text:p text:style-name="P2">creationCellule <text:span text:style-name="T1">: creation d’un bloc contenant un message daté.</text:span></text:p>
      <text:p text:style-name="P9">Allocation d’un bloc de type Cellule_t;</text:p>
      <text:p text:style-name="P9">Si l’allocation a réussie</text:p>
      <text:p text:style-name="P2"><text:span text:style-name="T1"><text:tab/></text:span><text:span text:style-name="T2">copier</text:span><text:span text:style-name="T1"> la date de début de validité du message;</text:span></text:p>
      <text:p text:style-name="P2"><text:span text:style-name="T1"><text:tab/></text:span><text:span text:style-name="T2">copier</text:span><text:span text:style-name="T1"> la date de </text:span><text:span text:style-name="T2">fin</text:span><text:span text:style-name="T1"> de validité du message;</text:span></text:p>
      <text:p text:style-name="P2"><text:span text:style-name="T1"><text:tab/></text:span><text:span text:style-name="T2">copier le message dans la cellule;</text:span></text:p>
      <text:p text:style-name="P10"><text:tab/>initialiser le pointeur sur suivant à NIL;</text:p>
      <text:p text:style-name="P3"><text:span text:style-name="T2">f</text:span><text:span text:style-name="T1">si;</text:span></text:p>
      <text:p text:style-name="P3"><text:span text:style-name="T2">R</text:span><text:span text:style-name="T1">etourner le bloc;</text:span></text:p>
      <text:p text:style-name="P9"/>
      <text:p text:style-name="P4">rechercherElt <text:span text:style-name="T1">: recherche </text:span><text:span text:style-name="T3">selon la date de début,</text:span><text:span text:style-name="T8"> </text:span><text:span text:style-name="T1">l’emplacement </text:span><text:span text:style-name="T3">du nouveau message dans la liste chainée</text:span><text:span text:style-name="T1">.</text:span></text:p>
      <text:p text:style-name="P11">Initialisation d’un pointeur cour sur le début <text:span text:style-name="T11">de </text:span>la liste;</text:p>
      <text:p text:style-name="P5"><text:span text:style-name="T1">Initialisation d’un pointeur prec </text:span><text:span text:style-name="T7">sur le pointeur du début de la liste;</text:span></text:p>
      <text:p text:style-name="P12">Tant que la fin de la liste chainée n’est pas atteinte et le deb du message courant est plus récent que la date du nouveau message:</text:p>
      <text:p text:style-name="P13"><text:tab/>progression du prec;</text:p>
      <text:p text:style-name="P13"><text:tab/>progression du cour;</text:p>
      <text:p text:style-name="P13">ftq;</text:p>
      <text:p text:style-name="P13">Retourner prec;</text:p>
      <text:p text:style-name="P9"/>
      <text:p text:style-name="P2">ajoutListe<text:span text:style-name="T1"> : </text:span><text:span text:style-name="T3">ins</text:span><text:span text:style-name="T8">e</text:span><text:span text:style-name="T3">r</text:span><text:span text:style-name="T8">tion</text:span><text:span text:style-name="T3"> </text:span><text:span text:style-name="T8">du</text:span><text:span text:style-name="T3"> message </text:span><text:span text:style-name="T6">nouveau </text:span><text:span text:style-name="T3">dans la liste chainée </text:span><text:span text:style-name="T4">au bon endroit</text:span><text:span text:style-name="T3">.</text:span></text:p>
      <text:p text:style-name="P6"><text:span text:style-name="T5">Trouver</text:span><text:span text:style-name="T1"> l’adresse du bloc pr</text:span><text:span text:style-name="T5">écédent</text:span><text:span text:style-name="T1"> (déterminée avec </text:span>rechercherElt)<text:span text:style-name="T1">;</text:span></text:p>
      <text:p text:style-name="P7"><text:span text:style-name="T1">Copier l’</text:span><text:span text:style-name="T5">adresse du bloc qui suit le précédent dans l</text:span><text:span text:style-name="T1">e pointeur </text:span><text:span text:style-name="T5">suivant </text:span><text:span text:style-name="T6">du bloc nouveau</text:span><text:span text:style-name="T5">;</text:span></text:p>
      <text:p text:style-name="P7"><text:span text:style-name="T5">Copier l’adresse de nouveau dans le pointeur </text:span><text:span text:style-name="T6">suivant du bloc précédent</text:span><text:span text:style-name="T5">;</text:span><text:span text:style-name="T1"> </text:span></text:p>
      <text:p text:style-name="P11"/>
      <text:p text:style-name="P8">suppCell <text:span text:style-name="T1">: </text:span><text:span text:style-name="T9">suppression du bloc donné en entrée</text:span></text:p>
      <text:p text:style-name="P14">déplacer le pointeur de tête de liste;</text:p>
      <text:p text:style-name="P14">libérer le bloc c<text:span text:style-name="T12">ell</text:span>;<text:span text:style-name="T10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21:56:52.183228915</meta:creation-date>
    <dc:date>2019-03-12T00:45:51.241092942</dc:date>
    <meta:editing-duration>PT1H9M47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198" meta:character-count="1189" meta:non-whitespace-character-count="1009"/>
  </office:meta>
</office:document-meta>
</file>